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9e0f3"/>
    </style:style>
    <style:style style:name="P2" style:family="paragraph" style:parent-style-name="Heading_20_1">
      <style:text-properties officeooo:paragraph-rsid="0009e0f3"/>
    </style:style>
    <style:style style:name="T1" style:family="text">
      <style:text-properties officeooo:rsid="00069920"/>
    </style:style>
    <style:style style:name="T2"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ython is used by thousands of people to do things from testing microchips at Intel, to powering Instagram, to building video games with the PyGame library. Although you have just been introduced to Python, it's time to think about its use. For your main post, respond to the following statement question: Is Python a programming language or a scripting language? Post of summary of your response including examples to support your conclusions.</text:p>
      <text:p text:style-name="Text_20_body">After your main post, respond to two classmates posts and review the examples used in support of their choice. Pose additional comments/questions to advance the discussion.</text:p>
      <text:p text:style-name="Text_20_body">Refer to the <text:a xlink:type="simple" xlink:href="https://snhu.brightspace.com/d2l/lor/viewer/viewFile.d2lfile/76618/721,-1/" office:target-frame-name="_blank" xlink:show="new" text:style-name="Internet_20_link" text:visited-style-name="Visited_20_Internet_20_Link">Discussion Rubric</text:a> for directions on completing these discussions.</text:p>
      <text:p text:style-name="Standard"><text:s/>----------------------------------------</text:p>
      <text:p text:style-name="Standard"/>
      <text:p text:style-name="Text_20_body">Python is a scripting language designed intentionally to be extendable by Guido van Rossum, it is considered a high-level language. Low-level language examples would be machine language or assembly language where the language directly communicates with the processor in the processor's language. The high-level languages are close to human languages. The difference between scripting and programming languages is that programming languages have to be compiled, whereas scripting languages execute with the language interpreter. Compilers take a high-level language and translate it into assembly or machine code that is executable and specific for the system it was compiled for (generally). The script languages are more portable between software platforms. PHP and Python scripts will run on Windows or Linux, whereas compiled languages have to be compiled for each specific hardware configuration.</text:p>
      <text:p text:style-name="Text_20_body"/>
      <text:p text:style-name="Text_20_body"><text:bookmark text:name="SECTION0011100000000000000000"/>“A.1 History of the software” <text:span text:style-name="Emphasis">Python Reference Manual</text:span>, Python, Oct. 2018, docs.python.org/2.0/ref/node92.html.</text:p>
      <text:p text:style-name="Text_20_body">“General Python FAQ.” <text:span text:style-name="Emphasis">General Python FAQ - Python 2.7.15 Documentation</text:span>, Python, Oct. 2018, docs.python.org/2/faq/general.htm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S</meta:initial-creator>
    <meta:creation-date>2018-11-05T16:31:13.138990863</meta:creation-date>
    <dc:date>2018-11-05T17:52:16.606540077</dc:date>
    <dc:creator>E S</dc:creator>
    <meta:editing-duration>PT4M45S</meta:editing-duration>
    <meta:editing-cycles>3</meta:editing-cycles>
    <meta:generator>LibreOffice/6.0.6.2$Linux_X86_64 LibreOffice_project/00m0$Build-2</meta:generator>
    <meta:document-statistic meta:table-count="0" meta:image-count="0" meta:object-count="0" meta:page-count="1" meta:paragraph-count="7" meta:word-count="266" meta:character-count="1871" meta:non-whitespace-character-count="1611"/>
  </office:meta>
</office:document-meta>
</file>